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0.966cm" fo:min-width="0.693cm"/>
    </style:style>
    <style:style style:name="gr2" style:family="graphic" style:parent-style-name="objectwithoutfill">
      <style:graphic-properties svg:stroke-width="0.081cm" svg:stroke-color="#3465a4" draw:marker-start-width="0.324cm" draw:marker-end-width="0.324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0.049cm" fo:min-width="0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85cm" svg:height="1.718cm" svg:x="4.818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601cm" svg:y1="14.234cm" svg:x2="15.15cm" svg:y2="6.216cm">
          <text:p/>
        </draw:line>
        <draw:line draw:style-name="gr3" draw:text-style-name="P2" draw:layer="layout" svg:x1="5.601cm" svg:y1="14.234cm" svg:x2="5.601cm" svg:y2="1.062cm">
          <text:p/>
        </draw:line>
        <draw:line draw:style-name="gr3" draw:text-style-name="P2" draw:layer="layout" svg:x1="5.601cm" svg:y1="14.236cm" svg:x2="21.328cm" svg:y2="14.234cm">
          <text:p/>
        </draw:line>
        <draw:frame draw:style-name="gr4" draw:text-style-name="P3" draw:layer="layout" svg:width="1.27cm" svg:height="0.962cm" svg:x="4.331cm" svg:y="0.762cm">
          <draw:text-box>
            <text:p>y</text:p>
          </draw:text-box>
        </draw:frame>
        <draw:frame draw:style-name="gr4" draw:text-style-name="P3" draw:layer="layout" svg:width="1.27cm" svg:height="0.962cm" svg:x="20.828cm" svg:y="13.208cm">
          <draw:text-box>
            <text:p>x</text:p>
          </draw:text-box>
        </draw:frame>
        <draw:frame draw:style-name="gr4" draw:text-style-name="P3" draw:layer="layout" svg:width="1.27cm" svg:height="0.962cm" svg:x="8.918cm" svg:y="12.754cm">
          <draw:text-box>
            <text:p>q</text:p>
          </draw:text-box>
        </draw:frame>
        <draw:frame draw:style-name="gr4" draw:text-style-name="P3" draw:layer="layout" svg:width="1.27cm" svg:height="0.962cm" svg:x="15.748cm" svg:y="5.388cm">
          <draw:text-box>
            <text:p>p</text:p>
          </draw:text-box>
        </draw:frame>
        <draw:custom-shape draw:style-name="gr5" draw:text-style-name="P1" draw:layer="layout" svg:width="0.417cm" svg:height="0.423cm" svg:x="14.986cm" svg:y="6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5.149cm" svg:y1="6.216cm" svg:x2="5.601cm" svg:y2="6.216cm">
          <text:p/>
        </draw:line>
        <draw:line draw:style-name="gr6" draw:text-style-name="P2" draw:layer="layout" svg:x1="15.149cm" svg:y1="6.216cm" svg:x2="15.149cm" svg:y2="14.236cm">
          <text:p/>
        </draw:line>
        <draw:frame draw:style-name="gr7" draw:text-style-name="P3" draw:layer="layout" svg:width="2.54cm" svg:height="1.673cm" svg:x="14.478cm" svg:y="14.234cm">
          <draw:text-box>
            <text:p><text:span text:style-name="T1">x_</text:span>p </text:p>
          </draw:text-box>
        </draw:frame>
        <draw:frame draw:style-name="gr7" draw:text-style-name="P3" draw:layer="layout" svg:width="2.286cm" svg:height="1.673cm" svg:x="4.064cm" svg:y="5.693cm">
          <draw:text-box>
            <text:p><text:span text:style-name="T1">y_</text:span>p </text:p>
          </draw:text-box>
        </draw:frame>
        <draw:frame draw:style-name="gr7" draw:text-style-name="P3" draw:layer="layout" svg:width="2.54cm" svg:height="1.673cm" svg:x="9.398cm" svg:y="8.995cm">
          <draw:text-box>
            <text:p><text:span text:style-name="T1">L</text:span></text:p>
          </draw:text-box>
        </draw:frame>
        <draw:line draw:style-name="gr8" draw:text-style-name="P1" draw:layer="layout" svg:x1="6.35cm" svg:y1="13.208cm" svg:x2="14.224cm" svg:y2="6.604cm">
          <text:p/>
        </draw:line>
        <draw:path draw:style-name="gr9" draw:text-style-name="P2" draw:layer="layout" svg:width="1.835cm" svg:height="1.177cm" draw:transform="rotate (-0.643502895210309) translate (8.12800000000197cm 12.1919999999974cm)" svg:viewBox="0 0 1836 1178" svg:d="M0 0c1270 0 1835 1176 1836 1178l-1-2">
          <text:p/>
        </draw:path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09:20:54.379024592</meta:creation-date>
    <dc:date>2020-06-22T09:34:05.585387391</dc:date>
    <meta:editing-duration>PT2M50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